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0.9638in"/>
    </style:style>
    <style:style style:name="co4" style:family="table-column">
      <style:table-column-properties fo:break-before="auto" style:column-width="1.23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148in"/>
    </style:style>
    <style:style style:name="co8" style:family="table-column">
      <style:table-column-properties fo:break-before="auto" style:column-width="0.8638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0.8138in"/>
    </style:style>
    <style:style style:name="co11" style:family="table-column">
      <style:table-column-properties fo:break-before="auto" style:column-width="0.9472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0.9555in"/>
    </style:style>
    <style:style style:name="co14" style:family="table-column">
      <style:table-column-properties fo:break-before="auto" style:column-width="1.6161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9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333333" style:text-align-source="fix" style:repeat-content="false" fo:wrap-option="wrap" fo:border="0.74pt solid #80808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start" fo:margin-left="0in"/>
    </style:style>
    <style:style style:name="ce36" style:family="table-cell" style:parent-style-name="Default">
      <style:table-cell-properties fo:background-color="#333333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333333"/>
    </style:style>
    <style:style style:name="ce38" style:family="table-cell" style:parent-style-name="Default">
      <style:table-cell-properties fo:background-color="#333333" style:text-align-source="fix" style:repeat-content="false" fo:border="0.74pt solid #808080"/>
      <style:paragraph-properties fo:text-align="center" fo:margin-left="0in"/>
    </style:style>
    <style:style style:name="ce12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 fo:wrap-option="wrap" fo:border="non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333333" style:text-align-source="fix" style:repeat-content="false" fo:border="0.74pt solid #808080"/>
      <style:paragraph-properties fo:text-align="start" fo:margin-left="0in"/>
    </style:style>
    <style:style style:name="ce16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ackground-color="#333333" style:text-align-source="fix" style:repeat-content="false" fo:wrap-option="no-wrap" fo:border="0.74pt solid #80808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/>
    </style:style>
    <style:style style:name="ce11" style:family="table-cell" style:parent-style-name="Default">
      <style:table-cell-properties fo:background-color="#333333" fo:border="0.74pt solid #808080"/>
    </style:style>
    <style:style style:name="ce18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ackground-color="#333333" fo:border="none"/>
    </style:style>
    <style:style style:name="ce44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</style:style>
    <style:style style:name="ce48" style:family="table-cell" style:parent-style-name="Default">
      <style:table-cell-properties fo:background-color="#333333" style:text-align-source="fix" style:repeat-content="false" fo:border="none"/>
      <style:paragraph-properties fo:text-align="start" fo:margin-left="0in"/>
    </style:style>
    <style:style style:name="ce3" style:family="table-cell" style:parent-style-name="Default">
      <style:table-cell-properties fo:background-color="#333333" style:text-align-source="fix" style:repeat-content="false" fo:wrap-option="wrap" fo:border="0.74pt solid #80808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333333" style:text-align-source="fix" style:repeat-content="false" fo:border="0.74pt solid #808080" style:vertical-align="middle"/>
      <style:paragraph-properties fo:text-align="center"/>
    </style:style>
    <style:style style:name="gr1" style:family="graphic" style:parent-style-name="Note">
      <style:graphic-properties fo:min-height="0.1587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6"/>
        <table:table-column table:style-name="co5" table:number-columns-repeated="16380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33"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35">
            <text:p>Cargo</text:p>
          </table:table-cell>
          <table:table-cell table:style-name="ce1" office:value-type="string" calcext:value-type="string" table:number-columns-spanned="1" table:number-rows-spanned="9">
            <text:p>Panoptes</text:p>
          </table:table-cell>
          <table:table-cell table:style-name="ce1" office:value-type="string" calcext:value-type="string" table:number-columns-spanned="1" table:number-rows-spanned="5">
            <text:p>da Gama</text:p>
          </table:table-cell>
          <table:table-cell table:style-name="ce35"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00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1010" calcext:value-type="float">
            <text:p>10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10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1020" calcext:value-type="float">
            <text:p>102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Polo</text:p>
          </table:table-cell>
          <table:table-cell table:style-name="ce35"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10" calcext:value-type="float">
            <text:p>20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30" calcext:value-type="float">
            <text:p>203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6">
            <text:p>Caravel</text:p>
          </table:table-cell>
          <table:table-cell table:style-name="ce35" office:value-type="string" calcext:value-type="string">
            <text:p>V1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1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2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3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V104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Galleon</text:p>
          </table:table-cell>
          <table:table-cell table:style-name="ce35" office:value-type="string" calcext:value-type="string">
            <text:p>S2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20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203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204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5">
            <text:p>Dogstar</text:p>
          </table:table-cell>
          <table:table-cell table:style-name="ce1" office:value-type="string" calcext:value-type="string" table:number-columns-spanned="1" table:number-rows-spanned="5">
            <text:p>StorMax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60" calcext:value-type="float">
            <text:p>6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Empty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1">
            <text:p>Sextant</text:p>
          </table:table-cell>
          <table:table-cell table:style-name="ce1" office:value-type="string" calcext:value-type="string" table:number-columns-spanned="1" table:number-rows-spanned="6">
            <text:p>Ballast</text:p>
          </table:table-cell>
          <table:table-cell table:style-name="ce35" office:value-type="string" calcext:value-type="string">
            <text:p>100C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0CM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0C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0CM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0C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00CM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5">
            <text:p>Hauler</text:p>
          </table:table-cell>
          <table:table-cell table:style-name="ce35" office:value-type="string" calcext:value-type="string">
            <text:p>1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ST (Shielded)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0T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22">
            <text:p>Fuel</text:p>
          </table:table-cell>
          <table:table-cell table:style-name="ce1" office:value-type="string" calcext:value-type="string" table:number-columns-spanned="1" table:number-rows-spanned="10">
            <text:p>Ballistic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100G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0G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0G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00G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50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60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70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800T-A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800T-B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900T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Dogstar</text:p>
          </table:table-cell>
          <table:table-cell table:style-name="ce1" office:value-type="string" calcext:value-type="string" table:number-columns-spanned="1" table:number-rows-spanned="5">
            <text:p>Ulysses</text:p>
          </table:table-cell>
          <table:table-cell table:style-name="ce35" office:value-type="string" calcext:value-type="string">
            <text:p>M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M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M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M4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M5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Atlas</text:p>
          </table:table-cell>
          <table:table-cell table:style-name="ce35" office:value-type="string" calcext:value-type="string">
            <text:p>H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4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Nautilus</text:p>
          </table:table-cell>
          <table:table-cell table:style-name="ce1" office:value-type="string" calcext:value-type="string" table:number-columns-spanned="1" table:number-rows-spanned="3">
            <text:p>Titan</text:p>
          </table:table-cell>
          <table:table-cell table:style-name="ce35" office:value-type="float" office:value="350" calcext:value-type="float">
            <text:p>3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450" calcext:value-type="float">
            <text:p>4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550" calcext:value-type="float">
            <text:p>55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52">
            <text:p>Shields</text:p>
          </table:table-cell>
          <table:table-cell table:style-name="ce1" office:value-type="string" calcext:value-type="string" table:number-columns-spanned="1" table:number-rows-spanned="15">
            <text:p>Dogstar</text:p>
          </table:table-cell>
          <table:table-cell table:style-name="ce1" office:value-type="string" calcext:value-type="string" table:number-columns-spanned="1" table:number-rows-spanned="6">
            <text:p>Protector</text:p>
          </table:table-cell>
          <table:table-cell table:style-name="ce35" office:value-type="string" calcext:value-type="string">
            <text:p>1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5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60S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5">
            <text:p>Defender</text:p>
          </table:table-cell>
          <table:table-cell table:style-name="ce35" office:value-type="string" calcext:value-type="string">
            <text:p>11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2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8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3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44T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Guardian</text:p>
          </table:table-cell>
          <table:table-cell table:style-name="ce35" office:value-type="string" calcext:value-type="string">
            <text:p>101D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2D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3D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4D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1">
            <text:p>Nautilus</text:p>
          </table:table-cell>
          <table:table-cell table:style-name="ce1" office:value-type="string" calcext:value-type="string" table:number-columns-spanned="1" table:number-rows-spanned="5">
            <text:p>Bastille</text:p>
          </table:table-cell>
          <table:table-cell table:style-name="ce35" office:value-type="string" calcext:value-type="string">
            <text:p>S8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8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8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83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84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35" office:value-type="string" calcext:value-type="string">
            <text:p>N4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4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42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Fortress</text:p>
          </table:table-cell>
          <table:table-cell table:style-name="ce35" office:value-type="string" calcext:value-type="string">
            <text:p>A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A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A3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4">
            <text:p>Marduk</text:p>
          </table:table-cell>
          <table:table-cell table:style-name="ce35" office:value-type="string" calcext:value-type="string">
            <text:p>1010-A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20-A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30-A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40-A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Osiris</text:p>
          </table:table-cell>
          <table:table-cell table:style-name="ce35" office:value-type="string" calcext:value-type="string">
            <text:p>2020-B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30-B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2040-B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Odin</text:p>
          </table:table-cell>
          <table:table-cell table:style-name="ce35" office:value-type="string" calcext:value-type="string">
            <text:p>3030-C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40-C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050-C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5">
            <text:p>Sextant</text:p>
          </table:table-cell>
          <table:table-cell table:style-name="ce1" office:value-type="string" calcext:value-type="string" table:number-columns-spanned="1" table:number-rows-spanned="7">
            <text:p>Deflector</text:p>
          </table:table-cell>
          <table:table-cell table:style-name="ce35" office:value-type="string" calcext:value-type="string">
            <text:p>SG-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35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4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6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Warden</text:p>
          </table:table-cell>
          <table:table-cell table:style-name="ce35" office:value-type="string" calcext:value-type="string">
            <text:p>SG-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3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4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Assurance</text:p>
          </table:table-cell>
          <table:table-cell table:style-name="ce35" office:value-type="string" calcext:value-type="string">
            <text:p>SG-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18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-300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Bulwark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51">
            <text:p>Reactor</text:p>
          </table:table-cell>
          <table:table-cell table:style-name="ce1" office:value-type="string" calcext:value-type="string" table:number-columns-spanned="1" table:number-rows-spanned="15">
            <text:p>Amun Dunn</text:p>
          </table:table-cell>
          <table:table-cell table:style-name="ce1" office:value-type="string" calcext:value-type="string" table:number-columns-spanned="1" table:number-rows-spanned="6">
            <text:p>Stellarator</text:p>
          </table:table-cell>
          <table:table-cell table:style-name="ce35" office:value-type="string" calcext:value-type="string">
            <text:p>33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4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5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6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70T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80T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5">
            <text:p>Z-Machine</text:p>
          </table:table-cell>
          <table:table-cell table:style-name="ce35"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3000" calcext:value-type="float">
            <text:p>3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float" office:value="4000" calcext:value-type="float">
            <text:p>40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Theta Pinch</text:p>
          </table:table-cell>
          <table:table-cell table:style-name="ce35" office:value-type="string" calcext:value-type="string">
            <text:p>A9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B9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C9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9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8">
            <text:p>Deep Core</text:p>
          </table:table-cell>
          <table:table-cell table:style-name="ce1" office:value-type="string" calcext:value-type="string" table:number-columns-spanned="1" table:number-rows-spanned="2">
            <text:p>Spheromak</text:p>
          </table:table-cell>
          <table:table-cell table:style-name="ce35" office:value-type="string" calcext:value-type="string">
            <text:p>DC2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202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Fast Ignition</text:p>
          </table:table-cell>
          <table:table-cell table:style-name="ce35" office:value-type="string" calcext:value-type="string">
            <text:p>DC3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30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303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Fusor</text:p>
          </table:table-cell>
          <table:table-cell table:style-name="ce35" office:value-type="string" calcext:value-type="string">
            <text:p>DC40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402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403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4">
            <text:p>Dogstar</text:p>
          </table:table-cell>
          <table:table-cell table:style-name="ce1" office:value-type="string" calcext:value-type="string" table:number-columns-spanned="1" table:number-rows-spanned="6">
            <text:p>Toroidal</text:p>
          </table:table-cell>
          <table:table-cell table:style-name="ce35" office:value-type="string" calcext:value-type="string">
            <text:p>11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2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3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4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54MM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64MM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Mag Inertial</text:p>
          </table:table-cell>
          <table:table-cell table:style-name="ce35" office:value-type="string" calcext:value-type="string">
            <text:p>101D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2D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3D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4DS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Sheared Flow</text:p>
          </table:table-cell>
          <table:table-cell table:style-name="ce35" office:value-type="string" calcext:value-type="string">
            <text:p>SF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3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4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4">
            <text:p>Xiang</text:p>
          </table:table-cell>
          <table:table-cell table:style-name="ce1" office:value-type="string" calcext:value-type="string" table:number-columns-spanned="1" table:number-rows-spanned="6">
            <text:p>Tokamak</text:p>
          </table:table-cell>
          <table:table-cell table:style-name="ce35" office:value-type="string" calcext:value-type="string">
            <text:p>X-0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20S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2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3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Ion Beam</text:p>
          </table:table-cell>
          <table:table-cell table:style-name="ce35" office:value-type="string" calcext:value-type="string">
            <text:p>H-10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-10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-103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5">
            <text:p>Pinch</text:p>
          </table:table-cell>
          <table:table-cell table:style-name="ce35" office:value-type="string" calcext:value-type="string">
            <text:p>5Z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6Z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7Z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8A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8Z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1" table:number-rows-spanned="40">
            <text:p>Grav Drive</text:p>
          </table:table-cell>
          <table:table-cell table:style-name="ce1" office:value-type="string" calcext:value-type="string" table:number-columns-spanned="1" table:number-rows-spanned="10">
            <text:p>Deep Core</text:p>
          </table:table-cell>
          <table:table-cell table:style-name="ce4" office:value-type="string" calcext:value-type="string" table:number-columns-spanned="1" table:number-rows-spanned="4">
            <text:p>Helios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400" calcext:value-type="float">
            <text:p>4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3">
            <text:p>Aurora</text:p>
          </table:table-cell>
          <table:table-cell table:style-name="ce35" office:value-type="string" calcext:value-type="string">
            <text:p>11G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2G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3G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Apollo</text:p>
          </table:table-cell>
          <table:table-cell table:style-name="ce35" office:value-type="string" calcext:value-type="string">
            <text:p>GV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30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Nova Galactic</text:p>
          </table:table-cell>
          <table:table-cell table:style-name="ce1" office:value-type="string" calcext:value-type="string" table:number-columns-spanned="1" table:number-rows-spanned="9">
            <text:p>(None)</text:p>
          </table:table-cell>
          <table:table-cell table:style-name="ce35" office:value-type="string" calcext:value-type="string">
            <text:p>NG1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6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7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1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2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4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Reladyne</text:p>
          </table:table-cell>
          <table:table-cell table:style-name="ce1" office:value-type="string" calcext:value-type="string" table:number-columns-spanned="1" table:number-rows-spanned="4">
            <text:p>Alpha</text:p>
          </table:table-cell>
          <table:table-cell table:style-name="ce35" office:value-type="string" calcext:value-type="string">
            <text:p>R-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3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40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Beta</text:p>
          </table:table-cell>
          <table:table-cell table:style-name="ce35" office:value-type="string" calcext:value-type="string">
            <text:p>RD-1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20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3000</text:p>
          </table:table-cell>
          <table:table-cell table:number-columns-repeated="1638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Gamma</text:p>
          </table:table-cell>
          <table:table-cell table:style-name="ce35" office:value-type="string" calcext:value-type="string">
            <text:p>J-5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1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2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Slayton Aerospace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SGD 1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3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4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3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1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200</text:p>
          </table:table-cell>
          <table:table-cell table:number-columns-repeated="16380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300</text:p>
          </table:table-cell>
          <table:table-cell table:number-columns-repeated="16380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Recon</text:p>
          </table:table-cell>
          <table:table-cell table:number-columns-repeated="16380"/>
        </table:table-row>
        <table:table-row table:style-name="ro1" table:number-rows-repeated="10483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nhanced vertical snaps" table:style-name="ta1">
        <office:forms form:automatic-focus="false" form:apply-design-mode="false"/>
        <table:table-column table:style-name="co5" table:default-cell-style-name="ce33"/>
        <table:table-column table:style-name="co2" table:default-cell-style-name="ce33"/>
        <table:table-column table:style-name="co5" table:default-cell-style-name="ce33"/>
        <table:table-column table:style-name="co4" table:default-cell-style-name="ce36"/>
        <table:table-column table:style-name="co2" table:number-columns-repeated="2" table:default-cell-style-name="ce44"/>
        <table:table-column table:style-name="co5" table:number-columns-repeated="16378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1" office:value-type="string" calcext:value-type="string">
            <text:p>snaps needed</text:p>
          </table:table-cell>
          <table:table-cell table:style-name="ce1" office:value-type="string" calcext:value-type="string">
            <text:p>snaps added</text:p>
          </table:table-cell>
          <table:table-cell table:style-name="ce44" table:number-columns-repeated="16377"/>
          <table:table-cell/>
        </table:table-row>
        <table:table-row table:style-name="ro1">
          <table:table-cell table:style-name="ce1" office:value-type="string" calcext:value-type="string" table:number-columns-spanned="1" table:number-rows-spanned="35">
            <text:p>Cargo</text:p>
          </table:table-cell>
          <table:table-cell table:style-name="ce1" office:value-type="string" calcext:value-type="string" table:number-columns-spanned="1" table:number-rows-spanned="9">
            <text:p>Panoptes</text:p>
          </table:table-cell>
          <table:table-cell table:style-name="ce1" office:value-type="string" calcext:value-type="string" table:number-columns-spanned="1" table:number-rows-spanned="5">
            <text:p>da Gama</text:p>
          </table:table-cell>
          <table:table-cell table:style-name="ce42" office:value-type="float" office:value="1000" calcext:value-type="float">
            <text:p>1000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00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1010" calcext:value-type="float">
            <text:p>101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10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1020" calcext:value-type="float">
            <text:p>10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Polo</text:p>
          </table:table-cell>
          <table:table-cell table:style-name="ce42" office:value-type="float" office:value="2000" calcext:value-type="float">
            <text:p>2000</text:p>
          </table:table-cell>
          <table:table-cell table:style-name="ce1" table:number-columns-spanned="1" table:number-rows-spanned="4"/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2010" calcext:value-type="float">
            <text:p>201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2020" calcext:value-type="float">
            <text:p>20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2030" calcext:value-type="float">
            <text:p>203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6">
            <text:p>Caravel</text:p>
          </table:table-cell>
          <table:table-cell table:style-name="ce42" office:value-type="string" calcext:value-type="string">
            <text:p>V101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1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2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2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3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4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Galleon</text:p>
          </table:table-cell>
          <table:table-cell table:style-name="ce42" office:value-type="string" calcext:value-type="string">
            <text:p>S201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2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3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4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5">
            <text:p>Dogstar</text:p>
          </table:table-cell>
          <table:table-cell table:style-name="ce1" office:value-type="string" calcext:value-type="string" table:number-columns-spanned="1" table:number-rows-spanned="5">
            <text:p>StorMax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Empty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1">
            <text:p>Sextant</text:p>
          </table:table-cell>
          <table:table-cell table:style-name="ce1" office:value-type="string" calcext:value-type="string" table:number-columns-spanned="1" table:number-rows-spanned="6">
            <text:p>Ballast</text:p>
          </table:table-cell>
          <table:table-cell table:style-name="ce42" office:value-type="string" calcext:value-type="string">
            <text:p>100CM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0CM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CM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0CM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5">
            <text:p>Hauler</text:p>
          </table:table-cell>
          <table:table-cell table:style-name="ce42" office:value-type="string" calcext:value-type="string">
            <text:p>10T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ST (Shielded)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T</text:p>
          </table:table-cell>
          <table:table-cell table:style-name="ce24" office:value-type="string" calcext:value-type="string" table:number-columns-spanned="1" table:number-rows-spanned="2">
            <text:p>?</text:p>
          </table:table-cell>
          <table:table-cell table:style-name="ce24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T</text:p>
          </table:table-cell>
          <table:covered-table-cell table:number-columns-repeated="2" table:style-name="ce24"/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1" table:number-rows-spanned="22">
            <text:p>Fuel</text:p>
          </table:table-cell>
          <table:table-cell table:style-name="ce1" office:value-type="string" calcext:value-type="string" table:number-columns-spanned="1" table:number-rows-spanned="10">
            <text:p>Ballistic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42" office:value-type="string" calcext:value-type="string">
            <text:p>100G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G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0G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0G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500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600T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700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900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800T-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800T-B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9">
            <text:p>Dogstar</text:p>
          </table:table-cell>
          <table:table-cell table:style-name="ce1" office:value-type="string" calcext:value-type="string" table:number-columns-spanned="1" table:number-rows-spanned="5">
            <text:p>Ulysses</text:p>
          </table:table-cell>
          <table:table-cell table:style-name="ce42" office:value-type="string" calcext:value-type="string">
            <text:p>M10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3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40</text:p>
          </table:table-cell>
          <table:table-cell table:style-name="ce1" office:value-type="string" calcext:value-type="string" table:number-columns-spanned="1" table:number-rows-spanned="2">
            <text:p>?</text:p>
          </table:table-cell>
          <table:table-cell table:style-name="ce1" table:number-columns-spanned="1" table:number-rows-spanned="2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5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Atlas</text:p>
          </table:table-cell>
          <table:table-cell table:style-name="ce42" office:value-type="string" calcext:value-type="string">
            <text:p>H1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2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3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40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3">
            <text:p>Nautilus</text:p>
          </table:table-cell>
          <table:table-cell table:style-name="ce1" office:value-type="string" calcext:value-type="string" table:number-columns-spanned="1" table:number-rows-spanned="3">
            <text:p>Titan</text:p>
          </table:table-cell>
          <table:table-cell table:style-name="ce42" office:value-type="float" office:value="350" calcext:value-type="float">
            <text:p>350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450" calcext:value-type="float">
            <text:p>45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float" office:value="550" calcext:value-type="float">
            <text:p>55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1" table:number-rows-spanned="40">
            <text:p>Grav Drive</text:p>
          </table:table-cell>
          <table:table-cell table:style-name="ce1" office:value-type="string" calcext:value-type="string" table:number-columns-spanned="1" table:number-rows-spanned="10">
            <text:p>Deep Core</text:p>
          </table:table-cell>
          <table:table-cell table:style-name="ce4" office:value-type="string" calcext:value-type="string" table:number-columns-spanned="1" table:number-rows-spanned="4">
            <text:p>Helios</text:p>
          </table:table-cell>
          <table:table-cell table:style-name="ce35" office:value-type="float" office:value="100" calcext:value-type="float">
            <text:p>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200" calcext:value-type="float">
            <text:p>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300" calcext:value-type="float">
            <text:p>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400" calcext:value-type="float">
            <text:p>4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3">
            <text:p>Aurora</text:p>
          </table:table-cell>
          <table:table-cell table:style-name="ce35" office:value-type="string" calcext:value-type="string">
            <text:p>11G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2G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3G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Apollo</text:p>
          </table:table-cell>
          <table:table-cell table:style-name="ce35" office:value-type="string" calcext:value-type="string">
            <text:p>GV100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Nova Galactic</text:p>
          </table:table-cell>
          <table:table-cell table:style-name="ce1" office:value-type="string" calcext:value-type="string" table:number-columns-spanned="1" table:number-rows-spanned="9">
            <text:p>(None)</text:p>
          </table:table-cell>
          <table:table-cell table:style-name="ce35" office:value-type="string" calcext:value-type="string">
            <text:p>NG1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6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7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1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2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00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2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4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style-name="ce1"/>
          <table:table-cell table:style-name="ce37" office:value-type="string" calcext:value-type="string" table:number-columns-spanned="1" table:number-rows-spanned="10">
            <text:p>Reladyne</text:p>
          </table:table-cell>
          <table:table-cell table:style-name="ce1" office:value-type="string" calcext:value-type="string" table:number-columns-spanned="1" table:number-rows-spanned="4">
            <text:p>Alpha</text:p>
          </table:table-cell>
          <table:table-cell table:style-name="ce35" office:value-type="string" calcext:value-type="string">
            <text:p>R-10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2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3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4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Beta</text:p>
          </table:table-cell>
          <table:table-cell table:style-name="ce35" office:value-type="string" calcext:value-type="string">
            <text:p>RD-10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2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30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Gamma</text:p>
          </table:table-cell>
          <table:table-cell table:style-name="ce35" office:value-type="string" calcext:value-type="string">
            <text:p>J-50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1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2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Slayton Aerospace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SGD 1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4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100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style-name="ce25" office:value-type="string" calcext:value-type="string" table:number-columns-spanned="1" table:number-rows-spanned="3">
            <text:p>N</text:p>
          </table:table-cell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2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300</text:p>
          </table:table-cell>
          <table:covered-table-cell table:number-columns-repeated="2" table:style-name="ce11"/>
          <table:table-cell table:number-columns-repeated="16378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Recon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1" table:number-rows-spanned="52">
            <text:p>Shields</text:p>
          </table:table-cell>
          <table:table-cell table:style-name="ce1" office:value-type="string" calcext:value-type="string" table:number-columns-spanned="1" table:number-rows-spanned="15">
            <text:p>Dogstar</text:p>
          </table:table-cell>
          <table:table-cell table:style-name="ce1" office:value-type="string" calcext:value-type="string" table:number-columns-spanned="1" table:number-rows-spanned="6">
            <text:p>Protector</text:p>
          </table:table-cell>
          <table:table-cell table:style-name="ce42" office:value-type="string" calcext:value-type="string">
            <text:p>10S</text:p>
          </table:table-cell>
          <table:table-cell table:style-name="ce1" office:value-type="string" calcext:value-type="string" table:number-columns-spanned="1" table:number-rows-spanned="6">
            <text:p>?</text:p>
          </table:table-cell>
          <table:table-cell table:style-name="ce1" table:number-columns-spanned="1" table:number-rows-spanned="6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5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60S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5">
            <text:p>Defender</text:p>
          </table:table-cell>
          <table:table-cell table:style-name="ce42" office:value-type="string" calcext:value-type="string">
            <text:p>11T</text:p>
          </table:table-cell>
          <table:table-cell table:style-name="ce1" office:value-type="string" calcext:value-type="string" table:number-columns-spanned="1" table:number-rows-spanned="5">
            <text:p>?</text:p>
          </table:table-cell>
          <table:table-cell table:style-name="ce1" table:number-columns-spanned="1" table:number-rows-spanned="5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2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8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3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4T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Guardian</text:p>
          </table:table-cell>
          <table:table-cell table:style-name="ce42" office:value-type="string" calcext:value-type="string">
            <text:p>101D</text:p>
          </table:table-cell>
          <table:table-cell table:style-name="ce1" office:value-type="string" calcext:value-type="string" table:number-columns-spanned="1" table:number-rows-spanned="4">
            <text:p>?</text:p>
          </table:table-cell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2D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3D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4D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1">
            <text:p>Nautilus</text:p>
          </table:table-cell>
          <table:table-cell table:style-name="ce1" office:value-type="string" calcext:value-type="string" table:number-columns-spanned="1" table:number-rows-spanned="5">
            <text:p>Bastille</text:p>
          </table:table-cell>
          <table:table-cell table:style-name="ce42" office:value-type="string" calcext:value-type="string">
            <text:p>S80</text:p>
          </table:table-cell>
          <table:table-cell table:style-name="ce1" office:value-type="string" calcext:value-type="string" table:number-columns-spanned="1" table:number-rows-spanned="5">
            <text:p>?</text:p>
          </table:table-cell>
          <table:table-cell table:style-name="ce1" table:number-columns-spanned="1" table:number-rows-spanned="5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1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2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3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4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42" office:value-type="string" calcext:value-type="string">
            <text:p>N400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N41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N4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Fortress</text:p>
          </table:table-cell>
          <table:table-cell table:style-name="ce42" office:value-type="string" calcext:value-type="string">
            <text:p>A1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A2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A3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4">
            <text:p>Marduk</text:p>
          </table:table-cell>
          <table:table-cell table:style-name="ce42" office:value-type="string" calcext:value-type="string">
            <text:p>1010-A</text:p>
          </table:table-cell>
          <table:table-cell table:style-name="ce1" office:value-type="string" calcext:value-type="string" table:number-columns-spanned="1" table:number-rows-spanned="4">
            <text:p>?</text:p>
          </table:table-cell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20-A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30-A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40-A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Osiris</text:p>
          </table:table-cell>
          <table:table-cell table:style-name="ce42" office:value-type="string" calcext:value-type="string">
            <text:p>2020-B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30-B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40-B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Odin</text:p>
          </table:table-cell>
          <table:table-cell table:style-name="ce42" office:value-type="string" calcext:value-type="string">
            <text:p>3030-C</text:p>
          </table:table-cell>
          <table:table-cell table:style-name="ce1" office:value-type="string" calcext:value-type="string" table:number-columns-spanned="1" table:number-rows-spanned="3">
            <text:p>?</text:p>
          </table:table-cell>
          <table:table-cell table:style-name="ce1" table:number-columns-spanned="1" table:number-rows-spanned="3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40-C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50-C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5">
            <text:p>Sextant</text:p>
          </table:table-cell>
          <table:table-cell table:style-name="ce1" office:value-type="string" calcext:value-type="string" table:number-columns-spanned="1" table:number-rows-spanned="7">
            <text:p>Deflector</text:p>
          </table:table-cell>
          <table:table-cell table:style-name="ce42" office:value-type="string" calcext:value-type="string">
            <text:p>SG-10</text:p>
          </table:table-cell>
          <table:table-cell table:style-name="ce1" office:value-type="string" calcext:value-type="string" table:number-columns-spanned="1" table:number-rows-spanned="7">
            <text:p>?</text:p>
          </table:table-cell>
          <table:table-cell table:style-name="ce1" table:number-columns-spanned="1" table:number-rows-spanned="7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5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4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5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6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Warden</text:p>
          </table:table-cell>
          <table:table-cell table:style-name="ce42" office:value-type="string" calcext:value-type="string">
            <text:p>SG-100</text:p>
          </table:table-cell>
          <table:table-cell table:style-name="ce1" office:value-type="string" calcext:value-type="string" table:number-columns-spanned="1" table:number-rows-spanned="4">
            <text:p>?</text:p>
          </table:table-cell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4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Assurance</text:p>
          </table:table-cell>
          <table:table-cell table:style-name="ce42" office:value-type="string" calcext:value-type="string">
            <text:p>SG-1000</text:p>
          </table:table-cell>
          <table:table-cell table:style-name="ce1" office:value-type="string" calcext:value-type="string" table:number-columns-spanned="1" table:number-rows-spanned="4">
            <text:p>?</text:p>
          </table:table-cell>
          <table:table-cell table:style-name="ce1" table:number-columns-spanned="1" table:number-rows-spanned="4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18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00</text:p>
          </table:table-cell>
          <table:covered-table-cell table:number-columns-repeated="2" table:style-name="ce1"/>
          <table:table-cell table:number-columns-repeated="16378"/>
        </table:table-row>
        <table:table-row table:style-name="ro1">
          <table:covered-table-cell table:style-name="ce38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Bulwark</text:p>
          </table:table-cell>
          <table:table-cell table:style-name="ce42" office:value-type="string" calcext:value-type="string">
            <text:p>(None)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16378"/>
        </table:table-row>
        <table:table-row table:style-name="ro1">
          <table:table-cell table:style-name="ce12"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3">
          <table:table-cell table:style-name="ce12" table:number-columns-repeated="2"/>
          <table:table-cell table:style-name="ce14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2"/>
          <table:table-cell table:style-name="ce14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/>
          <table:table-cell table:style-name="ce13"/>
          <table:table-cell table:style-name="ce12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3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3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8" table:number-columns-repeated="2"/>
          <table:table-cell table:number-columns-repeated="16378"/>
        </table:table-row>
        <table:table-row table:style-name="ro1" table:number-rows-repeated="2">
          <table:table-cell table:style-name="ce12" table:number-columns-repeated="3"/>
          <table:table-cell table:style-name="ce16"/>
          <table:table-cell table:style-name="ce20" table:number-columns-repeated="2"/>
          <table:table-cell table:number-columns-repeated="16378"/>
        </table:table-row>
        <table:table-row table:style-name="ro1">
          <table:table-cell table:style-name="ce12" table:number-columns-repeated="3"/>
          <table:table-cell table:style-name="ce16"/>
          <table:table-cell table:style-name="ce12" table:number-columns-repeated="2"/>
          <table:table-cell table:number-columns-repeated="16378"/>
        </table:table-row>
        <table:table-row table:style-name="ro1" table:number-rows-repeated="104838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(DONE) conversion" table:style-name="ta1">
        <table:table-column table:style-name="co5" table:number-columns-repeated="3" table:default-cell-style-name="ce46"/>
        <table:table-column table:style-name="co4" table:default-cell-style-name="ce48"/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16377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1" office:value-type="string" calcext:value-type="string">
            <text:p>Vanilla Cell Cloned</text:p>
          </table:table-cell>
          <table:table-cell table:style-name="ce1" office:value-type="string" calcext:value-type="string">
            <text:p>MSTT replaced</text:p>
          </table:table-cell>
          <table:table-cell table:style-name="ce1" office:value-type="string" calcext:value-type="string">
            <text:p>PKIN referenced</text:p>
          </table:table-cell>
          <table:table-cell table:style-name="ce12"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35">
            <text:p>Cargo</text:p>
          </table:table-cell>
          <table:table-cell table:style-name="ce1" office:value-type="string" calcext:value-type="string" table:number-columns-spanned="1" table:number-rows-spanned="9">
            <text:p>Panoptes</text:p>
          </table:table-cell>
          <table:table-cell table:style-name="ce1" office:value-type="string" calcext:value-type="string" table:number-columns-spanned="1" table:number-rows-spanned="5">
            <text:p>da Gama</text:p>
          </table:table-cell>
          <table:table-cell table:style-name="ce42" office:value-type="float" office:value="1000" calcext:value-type="float">
            <text:p>1000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00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1010" calcext:value-type="float">
            <text:p>101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10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1020" calcext:value-type="float">
            <text:p>10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Polo</text:p>
          </table:table-cell>
          <table:table-cell table:style-name="ce42" office:value-type="float" office:value="2000" calcext:value-type="float">
            <text:p>2000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2010" calcext:value-type="float">
            <text:p>201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2020" calcext:value-type="float">
            <text:p>20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2030" calcext:value-type="float">
            <text:p>203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6">
            <text:p>Caravel</text:p>
          </table:table-cell>
          <table:table-cell table:style-name="ce42" office:value-type="string" calcext:value-type="string">
            <text:p>V101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1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2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2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3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V104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Galleon</text:p>
          </table:table-cell>
          <table:table-cell table:style-name="ce42" office:value-type="string" calcext:value-type="string">
            <text:p>S201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2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3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204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5">
            <text:p>Dogstar</text:p>
          </table:table-cell>
          <table:table-cell table:style-name="ce1" office:value-type="string" calcext:value-type="string" table:number-columns-spanned="1" table:number-rows-spanned="5">
            <text:p>StorMax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40" calcext:value-type="float">
            <text:p>4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50" calcext:value-type="float">
            <text:p>5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60" calcext:value-type="float">
            <text:p>6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Empty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1">
            <text:p>Sextant</text:p>
          </table:table-cell>
          <table:table-cell table:style-name="ce1" office:value-type="string" calcext:value-type="string" table:number-columns-spanned="1" table:number-rows-spanned="6">
            <text:p>Ballast</text:p>
          </table:table-cell>
          <table:table-cell table:style-name="ce42" office:value-type="string" calcext:value-type="string">
            <text:p>1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0CM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CM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0CM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0CM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5">
            <text:p>Hauler</text:p>
          </table:table-cell>
          <table:table-cell table:style-name="ce42" office:value-type="string" calcext:value-type="string">
            <text:p>10T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ST (Shielded)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T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T</text:p>
          </table:table-cell>
          <table:table-cell table:style-name="ce24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T</text:p>
          </table:table-cell>
          <table:covered-table-cell table:style-name="ce24"/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38" table:number-columns-repeated="3"/>
          <table:table-cell table:style-name="ce42"/>
          <table:table-cell table:style-name="ce24"/>
          <table:table-cell table:style-name="ce1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22">
            <text:p>Fuel</text:p>
          </table:table-cell>
          <table:table-cell table:style-name="ce1" office:value-type="string" calcext:value-type="string" table:number-columns-spanned="1" table:number-rows-spanned="10">
            <text:p>Ballistic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42" office:value-type="string" calcext:value-type="string">
            <text:p>100G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0G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0G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0G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500T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600T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700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900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800T-A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800T-B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9">
            <text:p>Dogstar</text:p>
          </table:table-cell>
          <table:table-cell table:style-name="ce1" office:value-type="string" calcext:value-type="string" table:number-columns-spanned="1" table:number-rows-spanned="5">
            <text:p>Ulysses</text:p>
          </table:table-cell>
          <table:table-cell table:style-name="ce42" office:value-type="string" calcext:value-type="string">
            <text:p>M10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3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40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M5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Atlas</text:p>
          </table:table-cell>
          <table:table-cell table:style-name="ce42" office:value-type="string" calcext:value-type="string">
            <text:p>H1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2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3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H40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3">
            <text:p>Nautilus</text:p>
          </table:table-cell>
          <table:table-cell table:style-name="ce1" office:value-type="string" calcext:value-type="string" table:number-columns-spanned="1" table:number-rows-spanned="3">
            <text:p>Titan</text:p>
          </table:table-cell>
          <table:table-cell table:style-name="ce42" office:value-type="float" office:value="350" calcext:value-type="float">
            <text:p>350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450" calcext:value-type="float">
            <text:p>45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float" office:value="550" calcext:value-type="float">
            <text:p>55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table-cell table:style-name="ce38" table:number-columns-repeated="3"/>
          <table:table-cell table:style-name="ce42"/>
          <table:table-cell table:style-name="ce1" table:number-columns-repeated="3"/>
          <table:table-cell table:number-columns-repeated="16377"/>
        </table:table-row>
        <table:table-row table:style-name="ro1">
          <table:table-cell table:style-name="ce1" office:value-type="string" calcext:value-type="string" table:number-columns-spanned="1" table:number-rows-spanned="52">
            <text:p>Shields</text:p>
          </table:table-cell>
          <table:table-cell table:style-name="ce1" office:value-type="string" calcext:value-type="string" table:number-columns-spanned="1" table:number-rows-spanned="15">
            <text:p>Dogstar</text:p>
          </table:table-cell>
          <table:table-cell table:style-name="ce1" office:value-type="string" calcext:value-type="string" table:number-columns-spanned="1" table:number-rows-spanned="6">
            <text:p>Protector</text:p>
          </table:table-cell>
          <table:table-cell table:style-name="ce42" office:value-type="string" calcext:value-type="string">
            <text:p>10S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5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60S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5">
            <text:p>Defender</text:p>
          </table:table-cell>
          <table:table-cell table:style-name="ce42" office:value-type="string" calcext:value-type="string">
            <text:p>11T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2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8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3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44T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Guardian</text:p>
          </table:table-cell>
          <table:table-cell table:style-name="ce42" office:value-type="string" calcext:value-type="string">
            <text:p>101D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2D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3D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4D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1">
            <text:p>Nautilus</text:p>
          </table:table-cell>
          <table:table-cell table:style-name="ce1" office:value-type="string" calcext:value-type="string" table:number-columns-spanned="1" table:number-rows-spanned="5">
            <text:p>Bastille</text:p>
          </table:table-cell>
          <table:table-cell table:style-name="ce42" office:value-type="string" calcext:value-type="string">
            <text:p>S80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1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2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3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84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42" office:value-type="string" calcext:value-type="string">
            <text:p>N400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N41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N4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Fortress</text:p>
          </table:table-cell>
          <table:table-cell table:style-name="ce42" office:value-type="string" calcext:value-type="string">
            <text:p>A1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A2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A3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0">
            <text:p>Protectorate</text:p>
          </table:table-cell>
          <table:table-cell table:style-name="ce1" office:value-type="string" calcext:value-type="string" table:number-columns-spanned="1" table:number-rows-spanned="4">
            <text:p>Marduk</text:p>
          </table:table-cell>
          <table:table-cell table:style-name="ce42" office:value-type="string" calcext:value-type="string">
            <text:p>1010-A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20-A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30-A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1040-A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Osiris</text:p>
          </table:table-cell>
          <table:table-cell table:style-name="ce42" office:value-type="string" calcext:value-type="string">
            <text:p>2020-B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30-B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2040-B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3">
            <text:p>Odin</text:p>
          </table:table-cell>
          <table:table-cell table:style-name="ce42" office:value-type="string" calcext:value-type="string">
            <text:p>3030-C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40-C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3050-C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 table:number-columns-spanned="1" table:number-rows-spanned="15">
            <text:p>Sextant</text:p>
          </table:table-cell>
          <table:table-cell table:style-name="ce1" office:value-type="string" calcext:value-type="string" table:number-columns-spanned="1" table:number-rows-spanned="7">
            <text:p>Deflector</text:p>
          </table:table-cell>
          <table:table-cell table:style-name="ce42" office:value-type="string" calcext:value-type="string">
            <text:p>SG-10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5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4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5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6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Warden</text:p>
          </table:table-cell>
          <table:table-cell table:style-name="ce42" office:value-type="string" calcext:value-type="string">
            <text:p>SG-100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4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2" table:style-name="ce38"/>
          <table:table-cell table:style-name="ce1" office:value-type="string" calcext:value-type="string" table:number-columns-spanned="1" table:number-rows-spanned="4">
            <text:p>Assurance</text:p>
          </table:table-cell>
          <table:table-cell table:style-name="ce42" office:value-type="string" calcext:value-type="string">
            <text:p>SG-1000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18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20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number-columns-repeated="3" table:style-name="ce38"/>
          <table:table-cell table:style-name="ce42" office:value-type="string" calcext:value-type="string">
            <text:p>SG-3000</text:p>
          </table:table-cell>
          <table:covered-table-cell table:number-columns-repeated="3" table:style-name="ce1"/>
          <table:table-cell table:number-columns-repeated="16377"/>
        </table:table-row>
        <table:table-row table:style-name="ro1">
          <table:covered-table-cell table:style-name="ce38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42" office:value-type="string" calcext:value-type="string">
            <text:p>Bulwark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(DONE) add grav drives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2" table:default-cell-style-name="ce6"/>
        <table:table-column table:style-name="co5" table:number-columns-repeated="16371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38" office:value-type="string" calcext:value-type="string">
            <text:p>clone MSTT</text:p>
          </table:table-cell>
          <table:table-cell table:style-name="ce38" office:value-type="string" calcext:value-type="string">
            <text:p>clone CELL</text:p>
          </table:table-cell>
          <table:table-cell table:style-name="ce38" office:value-type="string" calcext:value-type="string">
            <text:p>clone PKIN</text:p>
          </table:table-cell>
          <table:table-cell table:style-name="ce38" office:value-type="string" calcext:value-type="string">
            <text:p>replace REFR</text:p>
          </table:table-cell>
          <table:table-cell table:style-name="ce38" office:value-type="string" calcext:value-type="string">
            <text:p>create CELLs</text:p>
          </table:table-cell>
          <table:table-cell table:style-name="ce38" office:value-type="string" calcext:value-type="string">
            <text:p>create PKINs</text:p>
          </table:table-cell>
          <table:table-cell table:style-name="ce38" office:value-type="string" calcext:value-type="string">
            <text:p>create GBFMs</text:p>
          </table:table-cell>
          <table:table-cell table:style-name="ce38" office:value-type="string" calcext:value-type="string">
            <text:p>create FLSTs</text:p>
          </table:table-cell>
          <table:table-cell table:style-name="ce38" office:value-type="string" calcext:value-type="string">
            <text:p>update COBJs</text:p>
          </table:table-cell>
          <table:table-cell table:style-name="ce33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40">
            <text:p>Grav Drive</text:p>
          </table:table-cell>
          <table:table-cell table:style-name="ce1" office:value-type="string" calcext:value-type="string" table:number-columns-spanned="1" table:number-rows-spanned="10">
            <text:p>Deep Core</text:p>
          </table:table-cell>
          <table:table-cell table:style-name="ce4" office:value-type="string" calcext:value-type="string" table:number-columns-spanned="1" table:number-rows-spanned="4">
            <text:p>Helios</text:p>
          </table:table-cell>
          <table:table-cell table:style-name="ce35" office:value-type="float" office:value="100" calcext:value-type="float">
            <text:p>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200" calcext:value-type="float">
            <text:p>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300" calcext:value-type="float">
            <text:p>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400" calcext:value-type="float">
            <text:p>4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3">
            <text:p>Aurora</text:p>
          </table:table-cell>
          <table:table-cell table:style-name="ce35" office:value-type="string" calcext:value-type="string">
            <text:p>11G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2G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3G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Apollo</text:p>
          </table:table-cell>
          <table:table-cell table:style-name="ce35" office:value-type="string" calcext:value-type="string">
            <text:p>GV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Nova Galactic</text:p>
          </table:table-cell>
          <table:table-cell table:style-name="ce1" office:value-type="string" calcext:value-type="string" table:number-columns-spanned="1" table:number-rows-spanned="9">
            <text:p>(None)</text:p>
          </table:table-cell>
          <table:table-cell table:style-name="ce35" office:value-type="string" calcext:value-type="string">
            <text:p>NG1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6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7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1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2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2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4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37" office:value-type="string" calcext:value-type="string" table:number-columns-spanned="1" table:number-rows-spanned="10">
            <text:p>Reladyne</text:p>
          </table:table-cell>
          <table:table-cell table:style-name="ce1" office:value-type="string" calcext:value-type="string" table:number-columns-spanned="1" table:number-rows-spanned="4">
            <text:p>Alpha</text:p>
          </table:table-cell>
          <table:table-cell table:style-name="ce35" office:value-type="string" calcext:value-type="string">
            <text:p>R-10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2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3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4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Beta</text:p>
          </table:table-cell>
          <table:table-cell table:style-name="ce35" office:value-type="string" calcext:value-type="string">
            <text:p>RD-10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2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30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Gamma</text:p>
          </table:table-cell>
          <table:table-cell table:style-name="ce35" office:value-type="string" calcext:value-type="string">
            <text:p>J-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1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2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Slayton Aerospace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SGD 1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4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2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300</text:p>
          </table:table-cell>
          <table:covered-table-cell table:number-columns-repeated="6" table:style-name="ce1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Recon</text:p>
          </table:table-cell>
          <table:table-cell table:number-columns-repeated="9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(DONE) add decorative grav drives" table:style-name="ta1">
        <office:forms form:automatic-focus="false" form:apply-design-mode="false"/>
        <table:table-column table:style-name="co14" table:default-cell-style-name="ce33"/>
        <table:table-column table:style-name="co2" table:default-cell-style-name="ce33"/>
        <table:table-column table:style-name="co3" table:default-cell-style-name="ce33"/>
        <table:table-column table:style-name="co9" table:default-cell-style-name="ce6"/>
        <table:table-column table:style-name="co10" table:default-cell-style-name="ce6"/>
        <table:table-column table:style-name="co15" table:default-cell-style-name="ce6"/>
        <table:table-column table:style-name="co11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2" table:default-cell-style-name="ce6"/>
        <table:table-column table:style-name="co5" table:number-columns-repeated="16371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38" office:value-type="string" calcext:value-type="string">
            <text:p>clone CELL</text:p>
          </table:table-cell>
          <table:table-cell table:style-name="ce38" office:value-type="string" calcext:value-type="string">
            <text:p>clone PKIN</text:p>
          </table:table-cell>
          <table:table-cell table:style-name="ce38" office:value-type="string" calcext:value-type="string">
            <text:p>delete Armillary</text:p>
          </table:table-cell>
          <table:table-cell table:style-name="ce38" office:value-type="string" calcext:value-type="string">
            <text:p>create CELLs</text:p>
          </table:table-cell>
          <table:table-cell table:style-name="ce38" office:value-type="string" calcext:value-type="string">
            <text:p>create PKINs</text:p>
          </table:table-cell>
          <table:table-cell table:style-name="ce38" office:value-type="string" calcext:value-type="string">
            <text:p>create GBFMs</text:p>
          </table:table-cell>
          <table:table-cell table:style-name="ce38" office:value-type="string" calcext:value-type="string">
            <text:p>create FLSTs</text:p>
          </table:table-cell>
          <table:table-cell table:style-name="ce38" office:value-type="string" calcext:value-type="string">
            <text:p>update COBJs</text:p>
          </table:table-cell>
          <table:table-cell table:style-name="ce33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13">
            <text:p>Grav Drive (Decorative)</text:p>
          </table:table-cell>
          <table:table-cell table:style-name="ce1" office:value-type="string" calcext:value-type="string" table:number-columns-spanned="1" table:number-rows-spanned="3">
            <text:p>Deep Core</text:p>
          </table:table-cell>
          <table:table-cell table:style-name="ce3" office:value-type="string" calcext:value-type="string">
            <text:p>Helios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3" office:value-type="string" calcext:value-type="string">
            <text:p>Aurora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pollo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Nova Galactic</text:p>
          </table:table-cell>
          <table:table-cell table:style-name="ce1" office:value-type="string" calcext:value-type="string">
            <text:p>NG1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G2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G3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37" office:value-type="string" calcext:value-type="string" table:number-columns-spanned="1" table:number-rows-spanned="3">
            <text:p>Reladyne</text:p>
          </table:table-cell>
          <table:table-cell table:style-name="ce1" office:value-type="string" calcext:value-type="string">
            <text:p>Alpha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Beta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Gamma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Slayton Aerospace</text:p>
          </table:table-cell>
          <table:table-cell table:style-name="ce1" office:value-type="string" calcext:value-type="string">
            <text:p>SGD 11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GD 21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GD 31xx</text:p>
          </table:table-cell>
          <table:table-cell table:number-columns-repeated="5" table:style-name="ce23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Recon</text:p>
          </table:table-cell>
          <table:table-cell table:number-columns-repeated="8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104856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(DONE) test grav drives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6"/>
        <table:table-column table:style-name="co8" table:default-cell-style-name="ce6"/>
        <table:table-column table:style-name="co5" table:number-columns-repeated="16379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38" office:value-type="string" calcext:value-type="string">
            <text:p>tested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 table:number-columns-spanned="1" table:number-rows-spanned="40">
            <text:p>Grav Drive</text:p>
          </table:table-cell>
          <table:table-cell table:style-name="ce1" office:value-type="string" calcext:value-type="string" table:number-columns-spanned="1" table:number-rows-spanned="10">
            <text:p>Deep Core</text:p>
          </table:table-cell>
          <table:table-cell table:style-name="ce4" office:value-type="string" calcext:value-type="string" table:number-columns-spanned="1" table:number-rows-spanned="4">
            <text:p>Helios</text:p>
          </table:table-cell>
          <table:table-cell table:style-name="ce35" office:value-type="float" office:value="100" calcext:value-type="float">
            <text:p>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200" calcext:value-type="float">
            <text:p>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300" calcext:value-type="float">
            <text:p>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float" office:value="400" calcext:value-type="float">
            <text:p>4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3">
            <text:p>Aurora</text:p>
          </table:table-cell>
          <table:table-cell table:style-name="ce35" office:value-type="string" calcext:value-type="string">
            <text:p>11G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2G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13G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Apollo</text:p>
          </table:table-cell>
          <table:table-cell table:style-name="ce35" office:value-type="string" calcext:value-type="string">
            <text:p>GV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GV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9">
            <text:p>Nova Galactic</text:p>
          </table:table-cell>
          <table:table-cell table:style-name="ce1" office:value-type="string" calcext:value-type="string" table:number-columns-spanned="1" table:number-rows-spanned="9">
            <text:p>(None)</text:p>
          </table:table-cell>
          <table:table-cell table:style-name="ce35" office:value-type="string" calcext:value-type="string">
            <text:p>NG1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6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17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1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22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2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NG34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style-name="ce1"/>
          <table:table-cell table:style-name="ce37" office:value-type="string" calcext:value-type="string" table:number-columns-spanned="1" table:number-rows-spanned="10">
            <text:p>Reladyne</text:p>
          </table:table-cell>
          <table:table-cell table:style-name="ce1" office:value-type="string" calcext:value-type="string" table:number-columns-spanned="1" table:number-rows-spanned="4">
            <text:p>Alpha</text:p>
          </table:table-cell>
          <table:table-cell table:style-name="ce35" office:value-type="string" calcext:value-type="string">
            <text:p>R-10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2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3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-4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Beta</text:p>
          </table:table-cell>
          <table:table-cell table:style-name="ce35" office:value-type="string" calcext:value-type="string">
            <text:p>RD-10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2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RD-30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Gamma</text:p>
          </table:table-cell>
          <table:table-cell table:style-name="ce35" office:value-type="string" calcext:value-type="string">
            <text:p>J-5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1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J-52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0">
            <text:p>Slayton Aerospace</text:p>
          </table:table-cell>
          <table:table-cell table:style-name="ce1" office:value-type="string" calcext:value-type="string" table:number-columns-spanned="1" table:number-rows-spanned="10">
            <text:p>(None)</text:p>
          </table:table-cell>
          <table:table-cell table:style-name="ce35" office:value-type="string" calcext:value-type="string">
            <text:p>SGD 1100</text:p>
          </table:table-cell>
          <table:table-cell table:style-name="ce25" office:value-type="string" calcext:value-type="string" table:number-columns-spanned="1" table:number-rows-spanned="4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14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2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100</text:p>
          </table:table-cell>
          <table:table-cell table:style-name="ce25" office:value-type="string" calcext:value-type="string" table:number-columns-spanned="1" table:number-rows-spanned="3">
            <text:p>X</text:p>
          </table:table-cell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2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GD 3300</text:p>
          </table:table-cell>
          <table:covered-table-cell table:style-name="ce11"/>
          <table:table-cell table:number-columns-repeated="16379"/>
        </table:table-row>
        <table:table-row table:style-name="ro1">
          <table:covered-table-cell table:style-name="ce1"/>
          <table:table-cell table:style-name="ce1" office:value-type="string" calcext:value-type="string">
            <text:p>Vanguard</text:p>
          </table:table-cell>
          <table:table-cell table:style-name="ce1" office:value-type="string" calcext:value-type="string">
            <text:p>(None)</text:p>
          </table:table-cell>
          <table:table-cell table:style-name="ce35" office:value-type="string" calcext:value-type="string">
            <text:p>Recon</text:p>
          </table:table-cell>
          <table:table-cell table:style-name="ce1" office:value-type="string" calcext:value-type="string">
            <text:p>X</text:p>
          </table:table-cell>
          <table:table-cell table:number-columns-repeated="16379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(DONE) add reactors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6"/>
        <table:table-column table:style-name="co5" table:number-columns-repeated="3" table:default-cell-style-name="ce6"/>
        <table:table-column table:style-name="co16" table:default-cell-style-name="ce6"/>
        <table:table-column table:style-name="co3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6"/>
        <table:table-column table:style-name="co5" table:number-columns-repeated="16371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1" office:value-type="string" calcext:value-type="string">
            <text:p>Model Number</text:p>
          </table:table-cell>
          <table:table-cell table:style-name="ce38" office:value-type="string" calcext:value-type="string">
            <text:p>clone MSTT</text:p>
          </table:table-cell>
          <table:table-cell table:style-name="ce38" office:value-type="string" calcext:value-type="string">
            <text:p>clone CELL</text:p>
          </table:table-cell>
          <table:table-cell table:style-name="ce38" office:value-type="string" calcext:value-type="string">
            <text:p>clone PKIN</text:p>
          </table:table-cell>
          <table:table-cell table:style-name="ce38" office:value-type="string" calcext:value-type="string">
            <text:p>replace REFR</text:p>
          </table:table-cell>
          <table:table-cell table:style-name="ce38" office:value-type="string" calcext:value-type="string">
            <text:p>create CELLs</text:p>
          </table:table-cell>
          <table:table-cell table:style-name="ce38" office:value-type="string" calcext:value-type="string">
            <text:p>create PKINs</text:p>
          </table:table-cell>
          <table:table-cell table:style-name="ce38" office:value-type="string" calcext:value-type="string">
            <text:p>create GBFMs</text:p>
          </table:table-cell>
          <table:table-cell table:style-name="ce38" office:value-type="string" calcext:value-type="string">
            <text:p>create FLSTs</text:p>
          </table:table-cell>
          <table:table-cell table:style-name="ce38" office:value-type="string" calcext:value-type="string">
            <text:p>update COBJs</text:p>
          </table:table-cell>
          <table:table-cell table:style-name="ce33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52">
            <text:p>Reactor</text:p>
          </table:table-cell>
          <table:table-cell table:style-name="ce1" office:value-type="string" calcext:value-type="string" table:number-columns-spanned="1" table:number-rows-spanned="15">
            <text:p>Amun Dunn</text:p>
          </table:table-cell>
          <table:table-cell table:style-name="ce1" office:value-type="string" calcext:value-type="string" table:number-columns-spanned="1" table:number-rows-spanned="6">
            <office:annotation draw:style-name="gr1" svg:width="2.2106in" svg:height="0.2374in" svg:x="3.2878in" svg:y="0in" draw:caption-point-x="-0.2402in" draw:caption-point-y="0.1819in">
              <dc:creator>Unknown Author</dc:creator>
              <dc:date>2024-04-22T00:00:00</dc:date>
              <text:p>Bottom, Fore, Port, Starboard, Top</text:p>
            </office:annotation>
            <text:p>Stellarator</text:p>
          </table:table-cell>
          <table:table-cell table:style-name="ce35" office:value-type="string" calcext:value-type="string">
            <text:p>330T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40T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50T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60T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70T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380T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5">
            <office:annotation draw:style-name="gr2" svg:width="1.1413in" svg:height="0.7083in" svg:x="3.2878in" svg:y="0.6539in" draw:caption-point-x="-0.2402in" draw:caption-point-y="0.5945in">
              <dc:creator>Unknown Author</dc:creator>
              <dc:date>2024-04-22T00:00:00</dc:date>
              <text:p>Bottom, Fore, Port, Starboard, Top</text:p>
            </office:annotation>
            <text:p>Z-Machine</text:p>
          </table:table-cell>
          <table:table-cell table:style-name="ce35" office:value-type="float" office:value="1000" calcext:value-type="float">
            <text:p>1000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float" office:value="2000" calcext:value-type="float">
            <text:p>200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float" office:value="2020" calcext:value-type="float">
            <text:p>202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float" office:value="3000" calcext:value-type="float">
            <text:p>300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float" office:value="4000" calcext:value-type="float">
            <text:p>400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office:annotation draw:style-name="gr2" svg:width="1.1413in" svg:height="0.7083in" svg:x="3.2878in" svg:y="1.5429in" draw:caption-point-x="-0.2402in" draw:caption-point-y="0.5945in">
              <dc:creator>Unknown Author</dc:creator>
              <dc:date>2024-04-22T00:00:00</dc:date>
              <text:p>Aft, Fore, Port, Starboard</text:p>
            </office:annotation>
            <text:p>Theta Pinch</text:p>
          </table:table-cell>
          <table:table-cell table:style-name="ce35" office:value-type="string" calcext:value-type="string">
            <text:p>A9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B9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C9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9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8">
            <text:p>Deep Core</text:p>
          </table:table-cell>
          <table:table-cell table:style-name="ce1" office:value-type="string" calcext:value-type="string" table:number-columns-spanned="1" table:number-rows-spanned="2">
            <office:annotation draw:style-name="gr2" svg:width="1.1413in" svg:height="0.7083in" svg:x="3.2878in" svg:y="2.2539in" draw:caption-point-x="-0.2402in" draw:caption-point-y="0.5945in">
              <dc:creator>Unknown Author</dc:creator>
              <dc:date>2024-04-22T00:00:00</dc:date>
              <text:p>Fore, Port, Starboard</text:p>
            </office:annotation>
            <text:p>Spheromak</text:p>
          </table:table-cell>
          <table:table-cell table:style-name="ce35" office:value-type="string" calcext:value-type="string">
            <text:p>DC201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202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office:annotation draw:style-name="gr2" svg:width="1.1413in" svg:height="0.7083in" svg:x="3.2878in" svg:y="2.6094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Fast Ignition</text:p>
          </table:table-cell>
          <table:table-cell table:style-name="ce35" office:value-type="string" calcext:value-type="string">
            <text:p>DC301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302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303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office:annotation draw:style-name="gr2" svg:width="1.1413in" svg:height="0.7083in" svg:x="3.2878in" svg:y="3.1429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Fusor</text:p>
          </table:table-cell>
          <table:table-cell table:style-name="ce35" office:value-type="string" calcext:value-type="string">
            <text:p>DC401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402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DC403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4">
            <text:p>Dogstar</text:p>
          </table:table-cell>
          <table:table-cell table:style-name="ce1" office:value-type="string" calcext:value-type="string" table:number-columns-spanned="1" table:number-rows-spanned="6">
            <office:annotation draw:style-name="gr2" svg:width="1.1413in" svg:height="0.7083in" svg:x="3.2878in" svg:y="3.676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Toroidal</text:p>
          </table:table-cell>
          <table:table-cell table:style-name="ce35" office:value-type="string" calcext:value-type="string">
            <text:p>114MM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style-name="ce1" office:value-type="string" calcext:value-type="string" table:number-columns-spanned="1" table:number-rows-spanned="6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24MM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34MM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44MM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54MM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64MM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office:annotation draw:style-name="gr2" svg:width="1.1413in" svg:height="0.7083in" svg:x="3.2878in" svg:y="4.7429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Mag Inertial</text:p>
          </table:table-cell>
          <table:table-cell table:style-name="ce35" office:value-type="string" calcext:value-type="string">
            <text:p>101DS</text:p>
          </table:table-cell>
          <table:table-cell table:style-name="ce24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2DS</text:p>
          </table:table-cell>
          <table:covered-table-cell table:style-name="ce24"/>
          <table:covered-table-cell table:number-columns-repeated="5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3DS</text:p>
          </table:table-cell>
          <table:covered-table-cell table:style-name="ce24"/>
          <table:covered-table-cell table:number-columns-repeated="5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104DS</text:p>
          </table:table-cell>
          <table:covered-table-cell table:style-name="ce24"/>
          <table:covered-table-cell table:number-columns-repeated="5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office:annotation draw:style-name="gr2" svg:width="1.1413in" svg:height="0.7083in" svg:x="3.2878in" svg:y="5.4539in" draw:caption-point-x="-0.2402in" draw:caption-point-y="0.5945in">
              <dc:creator>Unknown Author</dc:creator>
              <dc:date>2024-04-22T00:00:00</dc:date>
              <text:p>Fore, Port, Starboard</text:p>
            </office:annotation>
            <text:p>Sheared Flow</text:p>
          </table:table-cell>
          <table:table-cell table:style-name="ce35" office:value-type="string" calcext:value-type="string">
            <text:p>SF10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1" office:value-type="string" calcext:value-type="string" table:number-columns-spanned="1" table:number-rows-spanned="4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2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3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SF4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15">
            <text:p>Xiang</text:p>
          </table:table-cell>
          <table:table-cell table:style-name="ce1" office:value-type="string" calcext:value-type="string" table:number-columns-spanned="1" table:number-rows-spanned="7">
            <office:annotation draw:style-name="gr2" svg:width="1.1413in" svg:height="0.7083in" svg:x="3.2878in" svg:y="6.165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Tokamak</text:p>
          </table:table-cell>
          <table:table-cell table:style-name="ce35" office:value-type="string" calcext:value-type="string">
            <text:p>X-050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style-name="ce1" office:value-type="string" calcext:value-type="string" table:number-columns-spanned="1" table:number-rows-spanned="7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0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20S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15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20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25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X-30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office:annotation draw:style-name="gr2" svg:width="1.1413in" svg:height="0.7083in" svg:x="3.2878in" svg:y="7.4094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Ion Beam</text:p>
          </table:table-cell>
          <table:table-cell table:style-name="ce35" office:value-type="string" calcext:value-type="string">
            <text:p>H-1010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-102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3" table:style-name="ce1"/>
          <table:table-cell table:style-name="ce35" office:value-type="string" calcext:value-type="string">
            <text:p>H-1030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 table:number-columns-spanned="1" table:number-rows-spanned="5">
            <office:annotation draw:style-name="gr2" svg:width="1.1413in" svg:height="0.7083in" svg:x="3.2878in" svg:y="7.9429in" draw:caption-point-x="-0.2402in" draw:caption-point-y="0.5945in">
              <dc:creator>Unknown Author</dc:creator>
              <dc:date>2024-04-22T00:00:00</dc:date>
              <text:p>Fore, Port, Starboard</text:p>
            </office:annotation>
            <text:p>Pinch</text:p>
          </table:table-cell>
          <table:table-cell table:style-name="ce35" office:value-type="string" calcext:value-type="string">
            <text:p>5Z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style-name="ce1" office:value-type="string" calcext:value-type="string" table:number-columns-spanned="1" table:number-rows-spanned="5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6Z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7Z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8A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covered-table-cell table:style-name="ce4"/>
          <table:table-cell table:style-name="ce35" office:value-type="string" calcext:value-type="string">
            <text:p>8Z</text:p>
          </table:table-cell>
          <table:covered-table-cell table:number-columns-repeated="6"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(DONE) add decorative reactors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12" table:default-cell-style-name="ce6"/>
        <table:table-column table:style-name="co13" table:number-columns-repeated="2" table:default-cell-style-name="ce6"/>
        <table:table-column table:style-name="co12" table:default-cell-style-name="ce6"/>
        <table:table-column table:style-name="co5" table:number-columns-repeated="16371" table:default-cell-style-name="ce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 Line</text:p>
          </table:table-cell>
          <table:table-cell table:style-name="ce38" office:value-type="string" calcext:value-type="string">
            <text:p>create GBFMs</text:p>
          </table:table-cell>
          <table:table-cell table:style-name="ce38" office:value-type="string" calcext:value-type="string">
            <text:p>edit GBFMs</text:p>
          </table:table-cell>
          <table:table-cell table:style-name="ce38" office:value-type="string" calcext:value-type="string">
            <text:p>create FLSTs</text:p>
          </table:table-cell>
          <table:table-cell table:style-name="ce38" office:value-type="string" calcext:value-type="string">
            <text:p>create COBJs</text:p>
          </table:table-cell>
          <table:table-cell table:style-name="ce33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12">
            <text:p>Reactor</text:p>
          </table:table-cell>
          <table:table-cell table:style-name="ce1" office:value-type="string" calcext:value-type="string" table:number-columns-spanned="1" table:number-rows-spanned="3">
            <text:p>Amun Dunn</text:p>
          </table:table-cell>
          <table:table-cell table:style-name="ce1" office:value-type="string" calcext:value-type="string">
            <office:annotation draw:style-name="gr1" svg:width="2.2106in" svg:height="0.2374in" svg:x="3.2878in" svg:y="0in" draw:caption-point-x="-0.2402in" draw:caption-point-y="0.1819in">
              <dc:creator>Unknown Author</dc:creator>
              <dc:date>2024-04-22T00:00:00</dc:date>
              <text:p>Bottom, Fore, Port, Starboard, Top</text:p>
            </office:annotation>
            <text:p>Stellarator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office:annotation draw:style-name="gr2" svg:width="1.1413in" svg:height="0.7083in" svg:x="3.2878in" svg:y="0in" draw:caption-point-x="-0.2402in" draw:caption-point-y="0.3594in">
              <dc:creator>Unknown Author</dc:creator>
              <dc:date>2024-04-22T00:00:00</dc:date>
              <text:p>Bottom, Fore, Port, Starboard, Top</text:p>
            </office:annotation>
            <text:p>Z-Machine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office:annotation draw:style-name="gr2" svg:width="1.1413in" svg:height="0.7083in" svg:x="3.2878in" svg:y="0in" draw:caption-point-x="-0.2402in" draw:caption-point-y="0.5374in">
              <dc:creator>Unknown Author</dc:creator>
              <dc:date>2024-04-22T00:00:00</dc:date>
              <text:p>Aft, Fore, Port, Starboard</text:p>
            </office:annotation>
            <text:p>Theta Pinch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Deep Core</text:p>
          </table:table-cell>
          <table:table-cell table:style-name="ce1" office:value-type="string" calcext:value-type="string">
            <office:annotation draw:style-name="gr2" svg:width="1.1413in" svg:height="0.7083in" svg:x="3.2878in" svg:y="0.1205in" draw:caption-point-x="-0.2402in" draw:caption-point-y="0.5945in">
              <dc:creator>Unknown Author</dc:creator>
              <dc:date>2024-04-22T00:00:00</dc:date>
              <text:p>Fore, Port, Starboard</text:p>
            </office:annotation>
            <text:p>Spheromak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office:annotation draw:style-name="gr2" svg:width="1.1413in" svg:height="0.7083in" svg:x="3.2878in" svg:y="0.2984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Fast Ignition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office:annotation draw:style-name="gr2" svg:width="1.1413in" svg:height="0.7083in" svg:x="3.2878in" svg:y="0.476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Fusor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Dogstar</text:p>
          </table:table-cell>
          <table:table-cell table:style-name="ce1" office:value-type="string" calcext:value-type="string">
            <office:annotation draw:style-name="gr2" svg:width="1.1413in" svg:height="0.7083in" svg:x="3.2878in" svg:y="0.6539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Toroidal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office:annotation draw:style-name="gr2" svg:width="1.1413in" svg:height="0.7083in" svg:x="3.2878in" svg:y="0.8315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Mag Inertial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office:annotation draw:style-name="gr2" svg:width="1.1413in" svg:height="0.7083in" svg:x="3.2878in" svg:y="1.0094in" draw:caption-point-x="-0.2402in" draw:caption-point-y="0.5945in">
              <dc:creator>Unknown Author</dc:creator>
              <dc:date>2024-04-22T00:00:00</dc:date>
              <text:p>Fore, Port, Starboard</text:p>
            </office:annotation>
            <text:p>Sheared Flow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Xiang</text:p>
          </table:table-cell>
          <table:table-cell table:style-name="ce1" office:value-type="string" calcext:value-type="string">
            <office:annotation draw:style-name="gr2" svg:width="1.1413in" svg:height="0.7083in" svg:x="3.2878in" svg:y="1.1874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Tokamak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office:annotation draw:style-name="gr2" svg:width="1.1413in" svg:height="0.7083in" svg:x="3.2878in" svg:y="1.365in" draw:caption-point-x="-0.2402in" draw:caption-point-y="0.5945in">
              <dc:creator>Unknown Author</dc:creator>
              <dc:date>2024-04-22T00:00:00</dc:date>
              <text:p>Aft, Bottom, Fore, Port, Starboard, Top</text:p>
            </office:annotation>
            <text:p>Ion Beam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covered-table-cell table:number-columns-repeated="2" table:style-name="ce1"/>
          <table:table-cell table:style-name="ce4" office:value-type="string" calcext:value-type="string">
            <office:annotation draw:style-name="gr2" svg:width="1.1413in" svg:height="0.7083in" svg:x="3.2878in" svg:y="1.5429in" draw:caption-point-x="-0.2402in" draw:caption-point-y="0.5945in">
              <dc:creator>Unknown Author</dc:creator>
              <dc:date>2024-04-22T00:00:00</dc:date>
              <text:p>Fore, Port, Starboard</text:p>
            </office:annotation>
            <text:p>Pinch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1048562">
          <table:table-cell table:number-columns-repeated="16378"/>
        </table:table-row>
        <table:table-row table:style-name="ro1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18:46:12.2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2:41:26.309000000</meta:creation-date>
    <dc:date>2024-08-06T21:06:20.555000000</dc:date>
    <meta:editing-duration>P19DT7H19M41S</meta:editing-duration>
    <meta:editing-cycles>65</meta:editing-cycles>
    <meta:generator>LibreOffice/24.2.1.2$Windows_X86_64 LibreOffice_project/db4def46b0453cc22e2d0305797cf981b68ef5ac</meta:generator>
    <meta:document-statistic meta:table-count="8" meta:cell-count="1729" meta:object-count="0"/>
  </office:meta>
</office:document-meta>
</file>